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640000004B051921B36.png"/>
  <manifest:file-entry manifest:media-type="image/png" manifest:full-path="Pictures/1000000000000640000004B01AA288A8.png"/>
  <manifest:file-entry manifest:media-type="image/png" manifest:full-path="Pictures/1000000000000640000004B02CF923C1.png"/>
  <manifest:file-entry manifest:media-type="image/png" manifest:full-path="Pictures/1000000000000640000004B03E4DC75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3" draw:fill-image-width="100%" draw:fill-image-height="70%" style:repeat="stretch" draw:fill-image-ref-point="top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08cm" fo:min-width="0cm" fo:padding-top="0.127cm" fo:padding-bottom="0.127cm" fo:padding-left="0.254cm" fo:padding-right="0.254cm" fo:wrap-option="wrap"/>
    </style:style>
    <style:style style:name="pr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2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2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02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  <style:text-properties fo:font-size="32pt"/>
    </style:style>
    <style:style style:name="P4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T1" style:family="text">
      <style:text-properties fo:color="#ffffff" fo:language="fr" fo:country="CA"/>
    </style:style>
    <style:style style:name="T2" style:family="text">
      <style:text-properties fo:color="#016340" fo:language="fr" fo:country="CA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16340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163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2.462cm" svg:x="1.905cm" svg:y="7.063cm" presentation:class="title" presentation:user-transformed="true">
          <draw:text-box>
            <text:list text:style-name="L1">
              <text:list-header>
                <text:p text:style-name="P1"><text:span text:style-name="T1">PRESENTATION <text:s/>NAME</text:span></text:p>
              </text:list-header>
            </text:list>
          </draw:text-box>
        </draw:frame>
        <draw:frame presentation:style-name="pr2" draw:text-style-name="P4" draw:layer="layout" svg:width="17.78cm" svg:height="4.869cm" svg:x="3.81cm" svg:y="8.93cm">
          <draw:text-box>
            <text:list text:style-name="L2">
              <text:list-header>
                <text:p text:style-name="P3"><text:span text:style-name="T1">Company Name</text:span></text:p>
              </text:list-header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4" draw:text-style-name="P2" draw:layer="layout" svg:width="17.78cm" svg:height="3.176cm" svg:x="6.35cm" svg:y="0.762cm" presentation:class="title" presentation:user-transformed="true">
          <draw:text-box>
            <text:list text:style-name="L3">
              <text:list-header>
                <text:p text:style-name="P5"><text:span text:style-name="T2">Title</text:span></text:p>
              </text:list-header>
            </text:list>
          </draw:text-box>
        </draw:frame>
        <draw:frame presentation:style-name="pr5" draw:text-style-name="P2" draw:layer="layout" svg:width="17.78cm" svg:height="14.077cm" svg:x="6.35cm" svg:y="4.445cm" presentation:class="outline" presentation:user-transformed="true">
          <draw:text-box>
            <text:list text:style-name="L4"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" presentation:use-date-time-name="dtd1">
        <draw:frame presentation:style-name="pr6" draw:text-style-name="P7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1">Welche Diode wurde gemessen?</text:span></text:p>
              </text:list-header>
            </text:list>
          </draw:text-box>
        </draw:frame>
        <draw:frame presentation:style-name="pr7" draw:layer="layout" svg:width="11.155cm" svg:height="12.573cm" svg:x="1.27cm" svg:y="4.445cm" presentation:class="outline" presentation:user-transformed="true">
          <draw:text-box>
            <text:list text:style-name="L5">
              <text:list-item>
                <text:p>BILD</text:p>
              </text:list-item>
              <text:list-item>
                <text:p>Querschnitt der Gemessenen Diode</text:p>
              </text:list-item>
            </text:list>
          </draw:text-box>
        </draw:frame>
        <draw:frame presentation:style-name="pr7" draw:layer="layout" svg:width="11.155cm" svg:height="12.573cm" svg:x="12.983cm" svg:y="4.445cm" presentation:class="outline">
          <draw:text-box>
            <text:list text:style-name="L5">
              <text:list-item>
                <text:p>Die Größte</text:p>
              </text:list-item>
            </text:list>
            <text:list text:style-name="L6">
              <text:list-item>
                <text:list>
                  <text:list-item>
                    <text:p>ist am einfachsten zu kontaktieren und </text:p>
                  </text:list-item>
                  <text:list-item>
                    <text:p>kann den meisten Stom 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date-time-name="dtd1">
        <draw:frame presentation:style-name="pr8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9" draw:text-style-name="P8" draw:layer="layout" svg:width="22.86cm" svg:height="12.573cm" svg:x="1.27cm" svg:y="4.445cm" presentation:class="outline">
          <draw:text-box>
            <text:list text:style-name="L4">
              <text:list-item>
                <text:p text:style-name="P6"><text:span text:style-name="T2">Nach der Formel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date-time-name="dtd1">
        <draw:frame presentation:style-name="pr10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11" draw:text-style-name="P8" draw:layer="layout" svg:width="22.86cm" svg:height="12.573cm" svg:x="1.27cm" svg:y="4.445cm" presentation:class="outline">
          <draw:text-box>
            <text:list text:style-name="L4">
              <text:list-item>
                <text:p text:style-name="P6"><text:span text:style-name="T2">BILD</text:span></text:p>
              </text:list-item>
              <text:list-item>
                <text:p text:style-name="P6"><text:span text:style-name="T2">Rekombination LRZ</text:span></text:p>
              </text:list-item>
              <text:list-item>
                <text:p text:style-name="P6"><text:span text:style-name="T2">Usw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Sperrbereich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date-time-name="dtd1">
        <draw:frame presentation:style-name="pr12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13" draw:text-style-name="P8" draw:layer="layout" svg:width="22.86cm" svg:height="12.573cm" svg:x="1.27cm" svg:y="4.445cm" presentation:class="outline">
          <draw:text-box>
            <text:list text:style-name="L4">
              <text:list-item>
                <text:p text:style-name="P6"><text:span text:style-name="T2">BILD (S.66)</text:span></text:p>
              </text:list-item>
              <text:list-item>
                <text:p text:style-name="P6"><text:span text:style-name="T2">Rekombination LRZ</text:span></text:p>
              </text:list-item>
              <text:list-item>
                <text:p text:style-name="P6"><text:span text:style-name="T2">Usw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Sperrbereich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4" presentation:use-date-time-name="dtd1">
        <draw:frame presentation:style-name="pr14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15" draw:text-style-name="P8" draw:layer="layout" svg:width="22.86cm" svg:height="2.35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Bei beleuchtung</text:span></text:p>
              </text:list-header>
            </text:list>
          </draw:text-box>
        </draw:frame>
        <draw:frame draw:style-name="gr2" draw:layer="layout" svg:width="1.999cm" svg:height="0.999cm" svg:x="11.739cm" svg:y="7.7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1.843cm" svg:height="4.989cm" svg:x="6.119cm" svg:y="7.15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4" presentation:use-date-time-name="dtd1">
        <draw:frame presentation:style-name="pr16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17" draw:text-style-name="P8" draw:layer="layout" svg:width="22.86cm" svg:height="3.24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PLOT </text:span></text:p>
              </text:list-header>
              <text:list-item>
                <text:p text:style-name="P6"><text:span text:style-name="T2">Beleuchteter zu unbeleuchteter</text:span></text:p>
              </text:list-item>
            </text:list>
          </draw:text-box>
        </draw:frame>
        <draw:frame draw:style-name="gr2" draw:layer="layout" svg:width="1.999cm" svg:height="0.999cm" svg:x="11.739cm" svg:y="7.7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4" presentation:use-date-time-name="dtd1">
        <draw:frame presentation:style-name="pr18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Unterschiede ob der Lage</text:span></text:p>
              </text:list-header>
            </text:list>
          </draw:text-box>
        </draw:frame>
        <draw:frame presentation:style-name="pr19" draw:text-style-name="P8" draw:layer="layout" svg:width="22.86cm" svg:height="3.24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Bild</text:span></text:p>
              </text:list-header>
              <text:list-item>
                <text:p text:style-name="P6"><text:span text:style-name="T2">Welche Dies gemessen haben</text:span></text:p>
              </text:list-item>
            </text:list>
          </draw:text-box>
        </draw:frame>
        <draw:frame draw:style-name="gr2" draw:layer="layout" svg:width="1.999cm" svg:height="0.999cm" svg:x="11.739cm" svg:y="7.75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4" presentation:use-date-time-name="dtd1">
        <draw:frame presentation:style-name="pr20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Unterschiede ob der Lage</text:span></text:p>
              </text:list-header>
            </text:list>
          </draw:text-box>
        </draw:frame>
        <draw:frame presentation:style-name="pr21" draw:text-style-name="P8" draw:layer="layout" svg:width="22.86cm" svg:height="3.24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PLOT</text:span></text:p>
              </text:list-header>
              <text:list-item>
                <text:p text:style-name="P6"><text:span text:style-name="T2">Vergleiche der kennlinien</text:span></text:p>
              </text:list-item>
            </text:list>
          </draw:text-box>
        </draw:frame>
        <draw:frame draw:style-name="gr2" draw:layer="layout" svg:width="1.999cm" svg:height="0.999cm" svg:x="11.739cm" svg:y="7.75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Default" presentation:use-date-time-name="dtd1">
        <draw:frame presentation:style-name="pr4" draw:text-style-name="P2" draw:layer="layout" svg:width="22.86cm" svg:height="3.176cm" svg:x="1.27cm" svg:y="-0.138cm" presentation:class="title" presentation:user-transformed="true">
          <draw:text-box>
            <text:list text:style-name="L1">
              <text:list-header>
                <text:p text:style-name="P1"><text:span text:style-name="T1">Wo haben wir gemessen</text:span></text:p>
              </text:list-header>
            </text:list>
          </draw:text-box>
        </draw:frame>
        <draw:frame presentation:style-name="pr22" draw:text-style-name="P2" draw:layer="layout" svg:width="22.86cm" svg:height="12.256cm" svg:x="1.27cm" svg:y="5.802cm" presentation:class="outline" presentation:user-transformed="true">
          <draw:text-box>
            <text:list text:style-name="L4"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Default" presentation:use-date-time-name="dtd1">
        <draw:frame presentation:style-name="pr4" draw:text-style-name="P2" draw:layer="layout" svg:width="22.86cm" svg:height="3.176cm" svg:x="1.27cm" svg:y="-0.138cm" presentation:class="title" presentation:user-transformed="true">
          <draw:text-box>
            <text:list text:style-name="L1">
              <text:list-header>
                <text:p text:style-name="P1"><text:span text:style-name="T1">Wo haben wir gemessen</text:span></text:p>
              </text:list-header>
            </text:list>
          </draw:text-box>
        </draw:frame>
        <draw:frame presentation:style-name="pr22" draw:text-style-name="P2" draw:layer="layout" svg:width="22.86cm" svg:height="12.256cm" svg:x="1.27cm" svg:y="5.802cm" presentation:class="outline" presentation:user-transformed="true">
          <draw:text-box>
            <text:list text:style-name="L4"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Title</text:span></text:p>
              </text:list-header>
            </text:list>
          </draw:text-box>
        </draw:frame>
        <draw:frame presentation:style-name="pr22" draw:text-style-name="P2" draw:layer="layout" svg:width="22.86cm" svg:height="12.256cm" svg:x="1.27cm" svg:y="5.802cm" presentation:class="outline" presentation:user-transformed="true">
          <draw:text-box>
            <text:list text:style-name="L7">
              <text:list-item>
                <text:p text:style-name="P6"><text:span text:style-name="T1">Lorem ipsum dolor sit amet, consectetuer adipiscing elit. Vivamus et magna. Fusce sed sem sed magna suscipit egestas. </text:span></text:p>
              </text:list-item>
              <text:list-item>
                <text:p text:style-name="P6"><text:span text:style-name="T1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640000004B03E4DC752.png" xlink:type="simple" xlink:show="embed" xlink:actuate="onLoad"/>
    <draw:fill-image draw:name="Bitmape_20_2" draw:display-name="Bitmape 2" xlink:href="Pictures/1000000000000640000004B01AA288A8.png" xlink:type="simple" xlink:show="embed" xlink:actuate="onLoad"/>
    <draw:fill-image draw:name="Bitmape_20_3" draw:display-name="Bitmape 3" xlink:href="Pictures/1000000000000640000004B051921B36.png" xlink:type="simple" xlink:show="embed" xlink:actuate="onLoad"/>
    <draw:fill-image draw:name="Bitmape_20_4" draw:display-name="Bitmape 4" xlink:href="Pictures/1000000000000640000004B02CF923C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fr" fo:country="FR"/>
    </style:style>
    <style:style style:name="MT2" style:family="text">
      <style:text-properties fo:language="fr" fo:country="CA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ESENTATION  NAME</dc:title>
    <meta:initial-creator>Dirk </meta:initial-creator>
    <meta:creation-date>2012-08-14T21:15:15</meta:creation-date>
    <dc:creator>Dirk </dc:creator>
    <dc:date>2012-08-14T22:31:46</dc:date>
    <meta:editing-cycles>4</meta:editing-cycles>
    <meta:editing-duration>PT1H11M14S</meta:editing-duration>
    <meta:generator>LibreOffice/3.5$Linux_x86 LibreOffice_project/350m1$Build-2</meta:generator>
    <meta:document-statistic meta:object-count="75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table>
      <mtr>
        <mtd>
          <mrow>
            <msub>
              <mi>J</mi>
              <mi mathvariant="italic">ges</mi>
            </msub>
            <mrow>
              <mi/>
              <mo stretchy="false">=</mo>
              <mi/>
            </mrow>
            <msub>
              <mi>J</mi>
              <mn>0</mn>
            </msub>
            <mrow>
              <mo stretchy="false">(</mo>
              <mrow>
                <msup>
                  <mi>e</mi>
                  <mrow>
                    <mfrac>
                      <mi>u</mi>
                      <msub>
                        <mi>U</mi>
                        <mi>t</mi>
                      </msub>
                    </mfrac>
                  </mrow>
                </msup>
                <mrow>
                  <mi/>
                  <mo stretchy="false">−</mo>
                  <mi/>
                </mrow>
                <mn>1</mn>
              </mrow>
              <mo stretchy="false">)</mo>
            </mrow>
            <mrow>
              <mi/>
              <mo stretchy="false">−</mo>
              <mstyle mathvariant="bold">
                <mrow>
                  <mstyle mathsize="14pt">
                    <mrow>
                      <mrow>
                        <msub>
                          <mi>J</mi>
                          <mi mathvariant="italic">ph</mi>
                        </msub>
                      </mrow>
                    </mrow>
                  </mstyle>
                </mrow>
              </mstyle>
            </mrow>
          </mrow>
        </mtd>
      </mtr>
      <mtr>
        <mtd>
          <mrow/>
        </mtd>
      </mtr>
      <mtr>
        <mtd>
          <mrow>
            <msub>
              <mi>J</mi>
              <mi mathvariant="italic">ph</mi>
            </msub>
            <mrow>
              <mi/>
              <mo stretchy="false">=</mo>
              <mi/>
            </mrow>
            <mrow>
              <mrow>
                <mi>g</mi>
                <mo stretchy="false">⋅</mo>
                <mi>e</mi>
              </mrow>
              <mo stretchy="false">⋅</mo>
              <mrow>
                <mo stretchy="false">(</mo>
                <mrow>
                  <mrow>
                    <msub>
                      <mi>L</mi>
                      <mi>n</mi>
                    </msub>
                    <mo stretchy="false">+</mo>
                    <msub>
                      <mi>L</mi>
                      <mi>p</mi>
                    </msub>
                  </mrow>
                </mrow>
                <mo stretchy="false">)</mo>
              </mrow>
            </mrow>
          </mrow>
        </mtd>
      </mtr>
    </mtable>
    <annotation encoding="StarMath 5.0">
J_ges`=` J_0 (e^ {u over U_t} `-`1) ~ - bold size 14 {J_ph}
newline
newline
J_ph `=` g cdot e cdot (L_n + L_p)
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mrow/>
</math>
</file>

<file path=Object 5/content.xml><?xml version="1.0" encoding="utf-8"?>
<math xmlns="http://www.w3.org/1998/Math/MathML">
  <mrow/>
</math>
</file>